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>
      <style:paragraph-properties style:writing-mode="lr-tb"/>
      <style:text-properties fo:font-variant="normal" fo:text-transform="none" fo:color="#666666" style:text-line-through-style="none" style:font-name="Arial1" fo:font-size="12pt" fo:letter-spacing="normal" fo:font-style="normal" style:text-underline-style="none" fo:font-weight="bold" style:text-blinking="false" fo:background-color="transparent"/>
    </style:style>
    <style:style style:name="P2" style:family="paragraph" style:parent-style-name="Heading_20_3">
      <style:paragraph-properties style:writing-mode="lr-tb"/>
      <style:text-properties fo:font-variant="normal" fo:text-transform="none" fo:color="#666666" style:text-line-through-style="none" style:font-name="Arial1" fo:font-size="11.25pt" fo:letter-spacing="normal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2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1" fo:font-size="14pt" fo:letter-spacing="normal" fo:font-style="normal" style:text-underline-style="none" fo:font-weight="bold" style:text-blinking="false" fo:background-color="transparent"/>
    </style:style>
    <style:style style:name="T8" style:family="text">
      <style:text-properties fo:font-size="11.2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internal-source-marker_0.8476707083173096"/><text:span text:style-name="T8">La lógica en FOOD Inc.</text:span></text:h>
      <text:h text:style-name="P2" text:outline-level="3">Leo Picado</text:h>
      <text:p text:style-name="Text_20_body"><text:span text:style-name="T1"><text:line-break/></text:span><text:span text:style-name="T5">El propósito principal de este documental es el</text:span><text:span text:style-name="T7"> </text:span><text:span text:style-name="T6">de concientizar a la población sobre el origen y la calidad de los alimentos que consumimos a diario, también busca despertar conciencia sobre el poder de nuestro dinero, nosotros tenemos el poder para cambiar lo que comemos y a quien se lo compramos, solo tenemos que informarnos.</text:span><text:span text:style-name="T1"><text:line-break/><text:line-break/></text:span><text:span text:style-name="T5">La pregunta clave que el autor trata de contestar es</text:span><text:span text:style-name="T7"> </text:span><text:span text:style-name="T6">el ¿porqué comemos lo que comemos y quien se beneficia de ello?</text:span><text:span text:style-name="T1"><text:line-break/><text:line-break/></text:span><text:span text:style-name="T5">La información más importante en este documental es</text:span><text:span text:style-name="T7"> </text:span><text:span text:style-name="T6">la que se obtuvo con base en la investigación realizada a las prácticas de compañías como Tyson, Monsanto, Purdue, entre otras, los resultados en que muestra que Tyson contrata, como práctica normal, a ilegales mexicanos pero el Gobierno no los penaliza, por el contrario pareciera que trabajan de su lado y evitar dañar la producción.</text:span><text:span text:style-name="T1"><text:line-break/><text:line-break/></text:span><text:span text:style-name="T5">Las inferencias/conclusiones de este documental son</text:span><text:span text:style-name="T7"> </text:span><text:span text:style-name="T6">que hay muchas fuerzas que mueven los hilos en nuestros supermercados, ya en nuestro país era claro cuando CSU era el dueño de: Mas X Menos, Pali, Maxibodega e Hipermás, más ahora con la compra de Walmart de esta cadena. Nuestros hábitos alimenticios y medio ambiente ha sido modificado para beneficiar a las grandes compañías y sus cuestionables intereses, dejando de lado nuestro propio bienestar.</text:span><text:span text:style-name="T1"><text:line-break/><text:line-break/></text:span><text:span text:style-name="T5">Los conceptos claves que se necesitan entender en este documental son</text:span><text:span text:style-name="T7"> </text:span><text:span text:style-name="T6">control, monopolio, falta de opciones, manipulación, cultivo transgénico, engaño.</text:span><text:span text:style-name="T1"><text:line-break/><text:line-break/></text:span><text:span text:style-name="T5">Lo que el autor quiere demostrar con los conceptos son</text:span><text:span text:style-name="T7"> </text:span><text:span text:style-name="T6">las malvadas practicas y cuestionable ética de grandes corporaciones y el siniestro control en el que tienen al gobierno.</text:span><text:span text:style-name="T1"><text:line-break/><text:line-break/></text:span><text:span text:style-name="T5">Los supuestos de los que parte el autor son</text:span><text:span text:style-name="T7"> </text:span><text:span text:style-name="T6">que los alimentos transgénicos son dañinos para la salud, que las grandes corporaciones han efectivamente demandado a los pequeños productores por cosas tan simples como que el viento acarree semillas de un sembradío a otro, que el gobierno está en la cama con muchas de estas corporaciones y se hacen de la vista gorda con muchos de sus abusos e irregularidades.</text:span><text:span text:style-name="T1"><text:line-break/><text:line-break/></text:span><text:span text:style-name="T5">Las implicaciones que habría que afrontar si se toma en serio el planteamiento son</text:span><text:span text:style-name="T7"> </text:span><text:span text:style-name="T6">que los pequeños productores no tienen opciones reales para subsistir, que toda la comida que consumimos esta, en un punto u otro, tocada por la malvada garra de alguna corporación.</text:span><text:span text:style-name="T1"><text:line-break/><text:line-break/></text:span><text:span text:style-name="T5">Las implicaciones que habría que afrontar si no se toma en serio el planteamiento son</text:span><text:span text:style-name="T7"> </text:span><text:span text:style-name="T6">realmente nefastas, “hacer el bien sin pensar en quien” es un dicho muy lindo, pero </text:span><text:soft-page-break/><text:span text:style-name="T6">lastimosamente esto no aplica cuando miles de millones de dolares estan de por medio.</text:span><text:span text:style-name="T1"><text:line-break/><text:line-break/></text:span><text:span text:style-name="T5">Los puntos de vista principales que se presentan en este documental son</text:span><text:span text:style-name="T7"> </text:span><text:span text:style-name="T6">que podemos cambiar lo que comemos, podemos, centavo a centavo, exigir mejores alimentos, aunque estos cuesten un poco m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Picado</meta:initial-creator>
    <meta:creation-date>2013-02-25T22:02:10</meta:creation-date>
    <dc:date>2013-03-14T21:22:40</dc:date>
    <dc:creator>Leo Picado</dc:creator>
    <meta:editing-duration>PT1H53M20S</meta:editing-duration>
    <meta:editing-cycles>34</meta:editing-cycles>
    <meta:generator>LibreOffice/3.5$Linux_X86_64 LibreOffice_project/350m1$Build-2</meta:generator>
    <meta:document-statistic meta:table-count="0" meta:image-count="0" meta:object-count="0" meta:page-count="2" meta:paragraph-count="3" meta:word-count="456" meta:character-count="2782" meta:non-whitespace-character-count="2319"/>
  </office:meta>
</office:document-meta>
</file>